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heduledExecutorFactoryBean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duledExecutorFactoryBean.registerTasks( ScheduledExecutorTask [ ] tasks , ScheduledExecutorService executo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cheduledExecutorFactoryBean.setContinueScheduledExecutionAfterException( boolean continueScheduledExecutionAfter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duledExecutorFactoryBean.getRunnableToSchedule( ScheduledExecutorTask tas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heduledExecutorFactoryBean.getObject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duledExecutorFactoryBean.setRemoveOnCancelPolicy( boolean removeOnCancelPolic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duledExecutorFactoryBean.initializeExecutor( ThreadFactory threadFactory , RejectedExecutionHandler rejectedExecutionHandl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cheduledExecutorFactoryBean.setPoolSize( int pool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heduledExecutorFactoryBean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duledExecutorFactoryBean.setExposeUnconfigurableExecutor( boolean exposeUnconfigurableExecu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duledExecutorFactoryBean.setScheduledExecutorTasks( ScheduledExecutorTask ... scheduledExecutorTask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duledExecutorFactoryBean.createExecutor( int poolSize , ThreadFactory threadFactory , RejectedExecutionHandler rejectedExecution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